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" style:family="paragraph" style:parent-style-name="Standard">
      <style:paragraph-properties fo:line-height="100%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4" style:family="paragraph" style:parent-style-name="Standard">
      <style:paragraph-properties fo:margin-left="0.5in" fo:margin-right="0in" fo:line-height="100%" fo:text-indent="0in" style:auto-text-indent="false"/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margin-left="0in" fo:margin-right="0in" fo:line-height="100%" fo:text-indent="0.5in" style:auto-text-indent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margin-left="0in" fo:margin-right="0in" fo:line-height="100%" fo:text-indent="0in" style:auto-text-indent="false"/>
      <style:text-properties fo:font-size="9pt" fo:font-weight="bold" style:font-size-asian="9pt" style:font-weight-asian="bold" style:font-size-complex="9pt"/>
    </style:style>
    <style:style style:name="P7" style:family="paragraph" style:parent-style-name="List_20_Paragraph">
      <style:paragraph-properties fo:margin-left="0in" fo:margin-right="0in" fo:line-height="100%" fo:text-indent="0in" style:auto-text-indent="false"/>
      <style:text-properties fo:font-size="9pt" style:text-underline-style="none" fo:font-weight="bold" style:font-size-asian="9pt" style:font-weight-asian="bold" style:font-size-complex="9pt" style:font-weight-complex="bold"/>
    </style:style>
    <style:style style:name="P8" style:family="paragraph" style:parent-style-name="List_20_Paragraph">
      <style:paragraph-properties fo:margin-left="0in" fo:margin-right="0in" fo:line-height="100%" fo:text-indent="0in" style:auto-text-indent="false"/>
      <style:text-properties fo:font-size="9pt" style:font-size-asian="9pt" style:font-size-complex="9pt"/>
    </style:style>
    <style:style style:name="P9" style:family="paragraph" style:parent-style-name="List_20_Paragraph" style:list-style-name="WWNum2">
      <style:paragraph-properties fo:margin-left="0in" fo:margin-right="0in" fo:line-height="100%" fo:text-indent="0in" style:auto-text-indent="false"/>
      <style:text-properties fo:font-size="9pt" style:font-size-asian="9pt" style:font-size-complex="9pt"/>
    </style:style>
    <style:style style:name="P10" style:family="paragraph" style:parent-style-name="List_20_Paragraph" style:list-style-name="WWNum11">
      <style:paragraph-properties fo:margin-left="0in" fo:margin-right="0in" fo:line-height="100%" fo:text-indent="0in" style:auto-text-indent="false"/>
      <style:text-properties fo:font-size="9pt" style:font-size-asian="9pt" style:font-size-complex="9pt"/>
    </style:style>
    <style:style style:name="P11" style:family="paragraph" style:parent-style-name="List_20_Paragraph" style:list-style-name="WWNum13">
      <style:paragraph-properties fo:margin-left="0in" fo:margin-right="0in" fo:line-height="100%" fo:text-indent="0in" style:auto-text-indent="false"/>
      <style:text-properties fo:font-size="9pt" style:font-size-asian="9pt" style:font-size-complex="9pt"/>
    </style:style>
    <style:style style:name="P12" style:family="paragraph" style:parent-style-name="List_20_Paragraph" style:list-style-name="WWNum9">
      <style:paragraph-properties fo:margin-left="0in" fo:margin-right="0in" fo:line-height="100%" fo:text-indent="0in" style:auto-text-indent="false"/>
      <style:text-properties fo:font-size="9pt" fo:font-weight="bold" style:font-size-asian="9pt" style:font-weight-asian="bold" style:font-size-complex="9pt"/>
    </style:style>
    <style:style style:name="P13" style:family="paragraph" style:parent-style-name="List_20_Paragraph">
      <style:paragraph-properties fo:margin-left="0in" fo:margin-right="0in" fo:line-height="100%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List_20_Paragraph" style:list-style-name="WWNum3">
      <style:paragraph-properties fo:line-height="100%"/>
    </style:style>
    <style:style style:name="P15" style:family="paragraph" style:parent-style-name="List_20_Paragraph" style:list-style-name="WWNum9">
      <style:paragraph-properties fo:line-height="100%"/>
    </style:style>
    <style:style style:name="P16" style:family="paragraph" style:parent-style-name="List_20_Paragraph" style:list-style-name="WWNum8">
      <style:paragraph-properties fo:line-height="100%"/>
    </style:style>
    <style:style style:name="P17" style:family="paragraph" style:parent-style-name="List_20_Paragraph" style:list-style-name="WWNum12">
      <style:paragraph-properties fo:line-height="100%"/>
    </style:style>
    <style:style style:name="P18" style:family="paragraph" style:parent-style-name="List_20_Paragraph" style:list-style-name="WWNum2">
      <style:paragraph-properties fo:line-height="100%"/>
      <style:text-properties fo:font-size="9pt" style:font-size-asian="9pt" style:font-size-complex="9pt"/>
    </style:style>
    <style:style style:name="P19" style:family="paragraph" style:parent-style-name="List_20_Paragraph" style:list-style-name="WWNum3">
      <style:paragraph-properties fo:line-height="100%"/>
      <style:text-properties fo:font-size="9pt" style:font-size-asian="9pt" style:font-size-complex="9pt"/>
    </style:style>
    <style:style style:name="P20" style:family="paragraph" style:parent-style-name="List_20_Paragraph" style:list-style-name="WWNum6">
      <style:paragraph-properties fo:line-height="100%"/>
      <style:text-properties fo:font-size="9pt" style:font-size-asian="9pt" style:font-size-complex="9pt"/>
    </style:style>
    <style:style style:name="P21" style:family="paragraph" style:parent-style-name="List_20_Paragraph" style:list-style-name="WWNum9">
      <style:paragraph-properties fo:line-height="100%"/>
      <style:text-properties fo:font-size="9pt" style:font-size-asian="9pt" style:font-size-complex="9pt"/>
    </style:style>
    <style:style style:name="P22" style:family="paragraph" style:parent-style-name="List_20_Paragraph" style:list-style-name="WWNum8">
      <style:paragraph-properties fo:line-height="100%"/>
      <style:text-properties fo:font-size="9pt" style:font-size-asian="9pt" style:font-size-complex="9pt"/>
    </style:style>
    <style:style style:name="P23" style:family="paragraph" style:parent-style-name="List_20_Paragraph" style:list-style-name="WWNum10">
      <style:paragraph-properties fo:line-height="100%"/>
      <style:text-properties fo:font-size="9pt" style:font-size-asian="9pt" style:font-size-complex="9pt"/>
    </style:style>
    <style:style style:name="P24" style:family="paragraph" style:parent-style-name="List_20_Paragraph" style:list-style-name="WWNum11">
      <style:paragraph-properties fo:line-height="100%"/>
      <style:text-properties fo:font-size="9pt" style:font-size-asian="9pt" style:font-size-complex="9pt"/>
    </style:style>
    <style:style style:name="P25" style:family="paragraph" style:parent-style-name="List_20_Paragraph" style:list-style-name="WWNum13">
      <style:paragraph-properties fo:line-height="100%"/>
      <style:text-properties fo:font-size="9pt" style:font-size-asian="9pt" style:font-size-complex="9pt"/>
    </style:style>
    <style:style style:name="P26" style:family="paragraph" style:parent-style-name="List_20_Paragraph" style:list-style-name="WWNum3">
      <style:paragraph-properties fo:line-height="100%"/>
      <style:text-properties fo:font-size="9pt" fo:font-weight="bold" style:font-size-asian="9pt" style:font-weight-asian="bold" style:font-size-complex="9pt"/>
    </style:style>
    <style:style style:name="P27" style:family="paragraph" style:parent-style-name="List_20_Paragraph" style:list-style-name="WWNum6">
      <style:paragraph-properties fo:line-height="100%"/>
      <style:text-properties fo:font-size="9pt" fo:font-weight="bold" style:font-size-asian="9pt" style:font-weight-asian="bold" style:font-size-complex="9pt"/>
    </style:style>
    <style:style style:name="P28" style:family="paragraph" style:parent-style-name="List_20_Paragraph" style:list-style-name="WWNum7">
      <style:paragraph-properties fo:line-height="100%"/>
      <style:text-properties fo:font-size="9pt" fo:font-weight="bold" style:font-size-asian="9pt" style:font-weight-asian="bold" style:font-size-complex="9pt"/>
    </style:style>
    <style:style style:name="P29" style:family="paragraph" style:parent-style-name="List_20_Paragraph" style:list-style-name="WWNum9">
      <style:paragraph-properties fo:line-height="100%"/>
      <style:text-properties fo:font-size="9pt" fo:font-weight="bold" style:font-size-asian="9pt" style:font-weight-asian="bold" style:font-size-complex="9pt"/>
    </style:style>
    <style:style style:name="P30" style:family="paragraph" style:parent-style-name="List_20_Paragraph" style:list-style-name="WWNum8">
      <style:paragraph-properties fo:line-height="100%"/>
      <style:text-properties fo:font-size="9pt" fo:font-weight="bold" style:font-size-asian="9pt" style:font-weight-asian="bold" style:font-size-complex="9pt"/>
    </style:style>
    <style:style style:name="P31" style:family="paragraph" style:parent-style-name="List_20_Paragraph" style:list-style-name="WWNum10">
      <style:paragraph-properties fo:line-height="100%"/>
      <style:text-properties fo:font-size="9pt" fo:font-weight="bold" style:font-size-asian="9pt" style:font-weight-asian="bold" style:font-size-complex="9pt"/>
    </style:style>
    <style:style style:name="P32" style:family="paragraph" style:parent-style-name="List_20_Paragraph" style:list-style-name="WWNum13">
      <style:paragraph-properties fo:line-height="100%"/>
      <style:text-properties fo:font-size="9pt" fo:font-weight="bold" style:font-size-asian="9pt" style:font-weight-asian="bold" style:font-size-complex="9pt"/>
    </style:style>
    <style:style style:name="P33" style:family="paragraph" style:parent-style-name="List_20_Paragraph" style:list-style-name="WWNum12">
      <style:paragraph-properties fo:line-height="100%"/>
      <style:text-properties fo:font-weight="bold" style:font-weight-asian="bold" style:font-weight-complex="bold"/>
    </style:style>
    <style:style style:name="P34" style:family="paragraph" style:parent-style-name="List_20_Paragraph" style:list-style-name="WWNum12">
      <style:paragraph-properties fo:line-height="100%"/>
      <style:text-properties fo:font-size="10pt" style:font-size-asian="10pt" style:font-size-complex="10pt"/>
    </style:style>
    <style:style style:name="P35" style:family="paragraph" style:parent-style-name="List_20_Paragraph" style:list-style-name="WWNum12">
      <style:paragraph-properties fo:line-height="100%"/>
      <style:text-properties fo:font-size="10pt" fo:font-weight="normal" style:font-size-asian="10pt" style:font-weight-asian="normal" style:font-size-complex="10pt" style:font-weight-complex="normal"/>
    </style:style>
    <style:style style:name="P36" style:family="paragraph" style:parent-style-name="Title" style:master-page-name="Standard">
      <style:paragraph-properties fo:text-align="center" style:justify-single-word="false" style:page-number="auto"/>
    </style:style>
    <style:style style:name="T1" style:family="text">
      <style:text-properties fo:color="#365f91" fo:font-style="normal" style:font-style-asian="normal" style:font-style-complex="normal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weight="bold" style:font-size-asian="8pt" style:font-weight-asian="bold" style:font-size-complex="8pt"/>
    </style:style>
    <style:style style:name="T4" style:family="text">
      <style:text-properties fo:font-size="10pt" fo:font-weight="bold" style:font-size-asian="10pt" style:font-weight-asian="bold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9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fo:font-weight="bold" style:font-size-asian="9pt" style:font-weight-asian="bold" style:font-size-complex="9pt"/>
    </style:style>
    <style:style style:name="T9" style:family="text">
      <style:text-properties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size-asian="9pt"/>
    </style:style>
    <style:style style:name="T11" style:family="text">
      <style:text-properties style:font-size-complex="9pt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Emphasis"><text:span text:style-name="T1">PyMap Application Features</text:span></text:span></text:p>
      <text:p text:style-name="P7">Many features and key-stroke shortcuts will be posted to the status message area at the bottom right of the window when interacting with buttons and other objects inside the application window.</text:p>
      <text:p text:style-name="P2"/>
      <text:p text:style-name="P2">Navigating the Editing Area</text:p>
      <text:p text:style-name="P1"><text:span text:style-name="T2"><text:tab/></text:span><text:span text:style-name="T4">Arrow-Keys:</text:span><text:span text:style-name="T5"> </text:span></text:p>
      <text:list xml:id="list42285568" text:style-name="WWNum2">
        <text:list-item>
          <text:p text:style-name="P18">These keys will shift the view of the edit area one cell in any direction indicated by their symbols</text:p>
        </text:list-item>
      </text:list>
      <text:p text:style-name="P1"><text:span text:style-name="T2"><text:tab/></text:span><text:span text:style-name="T4">Scroll-Wheel-Up:</text:span></text:p>
      <text:list xml:id="list42302256" text:continue-numbering="true" text:style-name="WWNum2">
        <text:list-item>
          <text:p text:style-name="P18">This will shift the view of the edit area toward the top (one cell per click/roll)</text:p>
        </text:list-item>
      </text:list>
      <text:p text:style-name="P1"><text:span text:style-name="T2"><text:tab/></text:span><text:span text:style-name="T4">Scroll-Wheel-Down:</text:span></text:p>
      <text:list xml:id="list42312490" text:continue-numbering="true" text:style-name="WWNum2">
        <text:list-item>
          <text:p text:style-name="P18">This will shift the view of the edit area toward the bottom (one cell per click/roll)</text:p>
        </text:list-item>
      </text:list>
      <text:p text:style-name="P1"><text:span text:style-name="T2"><text:tab/></text:span><text:span text:style-name="T4">Left-Shift-Scroll-Wheel-Up:</text:span></text:p>
      <text:list xml:id="list42318927" text:continue-numbering="true" text:style-name="WWNum2">
        <text:list-item>
          <text:p text:style-name="P18">Shift the view of the edit area to the left</text:p>
        </text:list-item>
      </text:list>
      <text:p text:style-name="P1"><text:span text:style-name="T2"><text:tab/></text:span><text:span text:style-name="T4">Left-Shift-Scroll-Wheel-Down:</text:span></text:p>
      <text:list xml:id="list42298963" text:continue-numbering="true" text:style-name="WWNum2">
        <text:list-item>
          <text:p text:style-name="P18">Shift the view of the edit area to the right</text:p>
        </text:list-item>
      </text:list>
      <text:p text:style-name="P1"><text:span text:style-name="T2"><text:tab/></text:span><text:span text:style-name="T4">Middle-Mouse-Button</text:span><text:span text:style-name="T3"> </text:span><text:span text:style-name="T2">(press in the scroll wheel)</text:span><text:span text:style-name="T4">:</text:span></text:p>
      <text:list xml:id="list42307039" text:continue-numbering="true" text:style-name="WWNum2">
        <text:list-item>
          <text:p text:style-name="P18">Roughly center the view on the cell clicked</text:p>
        </text:list-item>
      </text:list>
      <text:p text:style-name="P4">NOTES:</text:p>
      <text:list xml:id="list42321060" text:continue-numbering="true" text:style-name="WWNum2">
        <text:list-item>
          <text:p text:style-name="P18">All these actions can be performed while in the middle of making a selection</text:p>
        </text:list-item>
        <text:list-item>
          <text:p text:style-name="P18">Click once on the desired cell to start the selection process (do not have to hold down the left click)</text:p>
        </text:list-item>
        <text:list-item>
          <text:p text:style-name="P18">Navigate the editing area with any of the above options and select the end point</text:p>
        </text:list-item>
        <text:list-item>
          <text:p text:style-name="P18">All the cells in the range will be selected and any cells previously selected will stay selected</text:p>
          <text:p text:style-name="P9"/>
        </text:list-item>
      </text:list>
      <text:p text:style-name="P2">Selecting Cells</text:p>
      <text:p text:style-name="P1"><text:span text:style-name="T2"><text:tab/></text:span><text:span text:style-name="T4">Left-Click:</text:span></text:p>
      <text:list xml:id="list42302541" text:style-name="WWNum3">
        <text:list-item>
          <text:p text:style-name="P26">Select Any Point in the Editing Area</text:p>
          <text:list>
            <text:list-item>
              <text:p text:style-name="P19">Select one point inside the editing area to start the selection process</text:p>
            </text:list-item>
            <text:list-item>
              <text:p text:style-name="P19">Dragging will show a rectangle indicating the area of cells to be selected</text:p>
            </text:list-item>
            <text:list-item>
              <text:p text:style-name="P14"><text:span text:style-name="T7">When released, this will clear the selected points and highlight the selected cells</text:span></text:p>
            </text:list-item>
          </text:list>
        </text:list-item>
        <text:list-item>
          <text:p text:style-name="P26">NOTES:</text:p>
          <text:list>
            <text:list-item>
              <text:p text:style-name="P19">Selecting any cell or cells will not deselect any currently selected cells elsewhere</text:p>
            </text:list-item>
            <text:list-item>
              <text:p text:style-name="P19">If a cell is selected and is also in the new selection range it will stay selected</text:p>
            </text:list-item>
            <text:list-item>
              <text:p text:style-name="P14"><text:span text:style-name="T7">See </text:span><text:span text:style-name="T8">Left-Shift-Left-Click</text:span></text:p>
            </text:list-item>
          </text:list>
        </text:list-item>
      </text:list>
      <text:p text:style-name="P1"><text:span text:style-name="T2"><text:tab/></text:span><text:span text:style-name="T4">Left-Shift-Left-Click:</text:span></text:p>
      <text:list xml:id="list42278303" text:style-name="WWNum6">
        <text:list-item>
          <text:p text:style-name="P27">Invert the Selection</text:p>
          <text:list>
            <text:list-item>
              <text:p text:style-name="P20">cells not selected in the area will be selected</text:p>
            </text:list-item>
            <text:list-item>
              <text:p text:style-name="P20">When released, cells selected will be deselected</text:p>
            </text:list-item>
          </text:list>
        </text:list-item>
      </text:list>
      <text:p text:style-name="P5">Right-Click:</text:p>
      <text:list xml:id="list42304776" text:style-name="WWNum7">
        <text:list-item>
          <text:p text:style-name="P28">Deselect selected cell(s) in <text:s/>area <text:span text:style-name="T12">(when released)</text:span></text:p>
        </text:list-item>
      </text:list>
      <text:p text:style-name="P8"/>
      <text:p text:style-name="P2">Navigating the Tile Selector</text:p>
      <text:p text:style-name="P5">Scroll-Wheel-Down:</text:p>
      <text:list xml:id="list42290368" text:style-name="WWNum9">
        <text:list-item>
          <text:p text:style-name="P15"><text:span text:style-name="T8">Scrolls the Tile Selector view to the right</text:span><text:span text:style-name="T7"> (if applicable)</text:span></text:p>
          <text:list>
            <text:list-item>
              <text:p text:style-name="P21">Only works if the mouse cursor is inside the Tile Selector</text:p>
            </text:list-item>
          </text:list>
        </text:list-item>
      </text:list>
      <text:p text:style-name="P1"><text:span text:style-name="T7"><text:tab/></text:span><text:span text:style-name="T4">Scroll-Wheel-Up:</text:span></text:p>
      <text:list xml:id="list42302860" text:continue-numbering="true" text:style-name="WWNum9">
        <text:list-item>
          <text:p text:style-name="P15"><text:span text:style-name="T8">Scrolls the Tile Selector view to the left</text:span><text:span text:style-name="T7"> (if applicable)</text:span></text:p>
          <text:list>
            <text:list-item>
              <text:p text:style-name="P21">Only works if the mouse cursor is inside the Tile Selector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2"/>
      <text:p text:style-name="P2"/>
      <text:p text:style-name="P2"><text:soft-page-break/>Selecting Tiles:</text:p>
      <text:p text:style-name="P1"><text:span text:style-name="T2"><text:tab/></text:span><text:span text:style-name="T4">Left-Click:</text:span></text:p>
      <text:list xml:id="list42312425" text:continue-numbering="true" text:style-name="WWNum9">
        <text:list-item>
          <text:p text:style-name="P29">Select a tile in the Tile Selector</text:p>
        </text:list-item>
      </text:list>
      <text:p text:style-name="P1"><text:span text:style-name="T7"><text:tab/></text:span><text:span text:style-name="T4">Left-Shift-Left-Click:</text:span></text:p>
      <text:list xml:id="list42322840" text:continue-numbering="true" text:style-name="WWNum9">
        <text:list-item>
          <text:p text:style-name="P29">Select multiple tiles in the Tile Selector</text:p>
        </text:list-item>
      </text:list>
      <text:p text:style-name="P1"><text:span text:style-name="T7"><text:tab/></text:span><text:span text:style-name="T8">Right-Click:</text:span></text:p>
      <text:list xml:id="list42314853" text:continue-numbering="true" text:style-name="WWNum9">
        <text:list-item>
          <text:p text:style-name="P29">Deselects the tile clicked</text:p>
          <text:p text:style-name="P12"/>
        </text:list-item>
      </text:list>
      <text:p text:style-name="P2">Selecting Cells via Tile Selector</text:p>
      <text:p text:style-name="P1"><text:span text:style-name="T2"><text:tab/></text:span><text:span text:style-name="T4">Left-Control-Left-Click:</text:span></text:p>
      <text:list xml:id="list42305277" text:style-name="WWNum8">
        <text:list-item>
          <text:p text:style-name="P16"><text:span text:style-name="T8">Select One Tile</text:span><text:span text:style-name="T7"> (deselects all other tiles):</text:span></text:p>
          <text:list>
            <text:list-item>
              <text:p text:style-name="P16"><text:span text:style-name="T2"><text:s/></text:span><text:span text:style-name="T7">This will select any cells in the editing area that contain that tile</text:span></text:p>
            </text:list-item>
            <text:list-item>
              <text:p text:style-name="P22">Deselects any other cells (even if they were previously selected)</text:p>
            </text:list-item>
          </text:list>
        </text:list-item>
      </text:list>
      <text:p text:style-name="P1"><text:span text:style-name="T2"><text:tab/></text:span><text:span text:style-name="T4">Left-Control-Left-Shift-Left-Click:</text:span><text:span text:style-name="T2"> </text:span></text:p>
      <text:list xml:id="list42322402" text:continue-numbering="true" text:style-name="WWNum8">
        <text:list-item>
          <text:p text:style-name="P30">Select Multiple Tiles:</text:p>
          <text:list>
            <text:list-item>
              <text:p text:style-name="P22">This will select any cells in the editing area that contain the selected tiles</text:p>
            </text:list-item>
          </text:list>
        </text:list-item>
      </text:list>
      <text:p text:style-name="P5">NOTES:</text:p>
      <text:list xml:id="list42303599" text:continue-numbering="true" text:style-name="WWNum8">
        <text:list-item>
          <text:p text:style-name="P22">These methods will clear cell selections made with the ‘Selecting Cells’ methods</text:p>
        </text:list-item>
        <text:list-item>
          <text:p text:style-name="P22">Tiles can be selected with any of the 'Selecting Tiles' methods above and if multiple tiles are selected, performing either of these key-stroke-click methods will function as they say</text:p>
        </text:list-item>
      </text:list>
      <text:p text:style-name="P2"/>
      <text:p text:style-name="P2">Filling Cells with Tiles</text:p>
      <text:p text:style-name="P1"><text:span text:style-name="T2"><text:tab/></text:span><text:span text:style-name="T4">'F':</text:span></text:p>
      <text:list xml:id="list42302464" text:style-name="WWNum10">
        <text:list-item>
          <text:p text:style-name="P31">Fill the selected cells with the selected tile(s)</text:p>
          <text:list>
            <text:list-item>
              <text:p text:style-name="P23">If multiple tiles are selected, the cells will be filled randomly</text:p>
            </text:list-item>
          </text:list>
        </text:list-item>
      </text:list>
      <text:p text:style-name="P5">Left-Shift-'F':</text:p>
      <text:list xml:id="list42304429" text:continue-numbering="true" text:style-name="WWNum10">
        <text:list-item>
          <text:p text:style-name="P31">Fill the selected area with the selected tile(s)</text:p>
          <text:list>
            <text:list-item>
              <text:p text:style-name="P23">If multiple tiles are selected they will be placed in the order they were selected</text:p>
            </text:list-item>
            <text:list-item>
              <text:p text:style-name="P23">This function currently works from top to bottom, left to right, and starts the sequence over with each new column</text:p>
            </text:list-item>
          </text:list>
        </text:list-item>
      </text:list>
      <text:p text:style-name="P4">NOTES:</text:p>
      <text:list xml:id="list42304084" text:style-name="WWNum11">
        <text:list-item>
          <text:p text:style-name="P24">Filling cells will not deselect them</text:p>
        </text:list-item>
        <text:list-item>
          <text:p text:style-name="P24">Random fills can be done as many times as desired with different results each time</text:p>
          <text:p text:style-name="P10"/>
        </text:list-item>
      </text:list>
      <text:p text:style-name="P2">Resizing the Editing Area</text:p>
      <text:p text:style-name="P1"><text:span text:style-name="T2"><text:tab/></text:span><text:span text:style-name="T4">Left-Shift-'R' and Left-Ctrl-'R':</text:span></text:p>
      <text:list xml:id="list42283534" text:style-name="WWNum12">
        <text:list-item>
          <text:p text:style-name="P17"><text:span text:style-name="T8">Adds a new Row of cells to the <text:s/>editing area</text:span><text:span text:style-name="T7"> (bottom)</text:span></text:p>
        </text:list-item>
        <text:list-item>
          <text:p text:style-name="P33"><text:span text:style-name="T7">Removes a Row of cells in the editing area</text:span><text:span text:style-name="T9"> (bottom)</text:span></text:p>
        </text:list-item>
      </text:list>
      <text:p text:style-name="P1"><text:span text:style-name="T2"><text:tab/></text:span><text:span text:style-name="T4">Left-Shift-'C' and Left-Ctrl-'C':</text:span></text:p>
      <text:list xml:id="list42322301" text:continue-numbering="true" text:style-name="WWNum12">
        <text:list-item>
          <text:p text:style-name="P17"><text:span text:style-name="T8">Adds a new Column of cells to the editing area</text:span><text:span text:style-name="T7"> (right side)</text:span></text:p>
        </text:list-item>
        <text:list-item>
          <text:p text:style-name="P33"><text:span text:style-name="T7">Removes a Column of cells in the editing area </text:span><text:span text:style-name="T9">(right side)</text:span></text:p>
        </text:list-item>
      </text:list>
      <text:p text:style-name="P4">NOTES:</text:p>
      <text:list xml:id="list42302697" text:continue-numbering="true" text:style-name="WWNum12">
        <text:list-item>
          <text:p text:style-name="P34">These actions can be performed while making a selection</text:p>
        </text:list-item>
        <text:list-item>
          <text:p text:style-name="P34">These actions will not deselect any currently selected cells</text:p>
        </text:list-item>
        <text:list-item>
          <text:p text:style-name="P34">If the editing area view is all the way to the bottom, right, or both, it will move to show the newly added column or row</text:p>
        </text:list-item>
        <text:list-item>
          <text:p text:style-name="P35">Using Left-Shift-'X' will add both and Left-Ctrl-'X' will remove both</text:p>
        </text:list-item>
      </text:list>
      <text:p text:style-name="P13"/>
      <text:p text:style-name="P13"/>
      <text:p text:style-name="P13"/>
      <text:p text:style-name="P13"/>
      <text:p text:style-name="P2">Saving a Map</text:p>
      <text:p text:style-name="P1"><text:span text:style-name="T2"><text:tab/></text:span><text:span text:style-name="T4">Left-Control-'S':</text:span></text:p>
      <text:list xml:id="list42278379" text:style-name="WWNum13">
        <text:list-item>
          <text:p text:style-name="P32">Saves the map in the Maps folder</text:p>
          <text:list>
            <text:list-item>
              <text:p text:style-name="P25">There will be a folder in the Maps folder with the same name as the current map</text:p>
            </text:list-item>
          </text:list>
        </text:list-item>
      </text:list>
      <text:p text:style-name="P2"><text:soft-page-break/>Loading a Map</text:p>
      <text:p text:style-name="P1"><text:span text:style-name="T2"><text:tab/></text:span><text:span text:style-name="T4">'L':</text:span></text:p>
      <text:list xml:id="list42318269" text:continue-numbering="true" text:style-name="WWNum13">
        <text:list-item>
          <text:p text:style-name="P32">This will bring a up a prompt where a map name can be typed in to be loaded (not case sensitive)</text:p>
          <text:list>
            <text:list-item>
              <text:p text:style-name="P25">If it is a valid map then it will be loaded</text:p>
            </text:list-item>
            <text:list-item>
              <text:p text:style-name="P25">If a map fails to load for any reason, check the status posts at the bottom right of the <text:s/>window to see what the issue is.</text:p>
            </text:list-item>
            <text:list-item>
              <text:p text:style-name="P25">Pressing ESCAPE at any time cancels this action</text:p>
            </text:list-item>
          </text:list>
        </text:list-item>
      </text:list>
      <text:p text:style-name="P2">Loading a Tileset</text:p>
      <text:p text:style-name="P1"><text:span text:style-name="T2"><text:tab/></text:span><text:span text:style-name="T4">Left-Control-'T':</text:span></text:p>
      <text:list xml:id="list42306804" text:continue-numbering="true" text:style-name="WWNum13">
        <text:list-item>
          <text:p text:style-name="P32">This will bring a up a prompt where a tileset name can be typed in to be loaded (not case sensitive)</text:p>
          <text:list>
            <text:list-item>
              <text:p text:style-name="P25">If it is a valid tileset then it will be loaded</text:p>
            </text:list-item>
            <text:list-item>
              <text:p text:style-name="P25">If a tileset fails to load for any reason, check the status posts at the bottom right of the <text:s/>window to see what the issue is.</text:p>
            </text:list-item>
            <text:list-item>
              <text:p text:style-name="P25">Pressing ESCAPE at any time cancels this action</text:p>
              <text:p text:style-name="P11"/>
            </text:list-item>
          </text:list>
        </text:list-item>
      </text:list>
      <text:p text:style-name="P2">Creating a New Map</text:p>
      <text:p text:style-name="P1"><text:span text:style-name="T2"><text:tab/></text:span><text:span text:style-name="T4">'N':</text:span></text:p>
      <text:list xml:id="list42305918" text:continue-numbering="true" text:style-name="WWNum13">
        <text:list-item>
          <text:p text:style-name="P32">This will bring up a Create New Map prompt</text:p>
          <text:list>
            <text:list-item>
              <text:p text:style-name="P25">Name field:</text:p>
              <text:list>
                <text:list-item>
                  <text:p text:style-name="P25">Accepts all text (this will also be the name of the folder the map will be stored in)</text:p>
                </text:list-item>
              </text:list>
            </text:list-item>
            <text:list-item>
              <text:p text:style-name="P25">Tileset field:</text:p>
              <text:list>
                <text:list-item>
                  <text:p text:style-name="P25">Accepts all text (must be a folder name inside the Tilesets folder)</text:p>
                </text:list-item>
              </text:list>
            </text:list-item>
            <text:list-item>
              <text:p text:style-name="P25">Tile Width field (pixels):</text:p>
              <text:list>
                <text:list-item>
                  <text:p text:style-name="P25">Accepts only numbers (should match the tiles in the specified Tileset)</text:p>
                </text:list-item>
              </text:list>
            </text:list-item>
            <text:list-item>
              <text:p text:style-name="P25">Tile Height field (pixels):</text:p>
              <text:list>
                <text:list-item>
                  <text:p text:style-name="P25">Accepts only numbers (should match the tiles in the specified Tileset)</text:p>
                </text:list-item>
              </text:list>
            </text:list-item>
            <text:list-item>
              <text:p text:style-name="P25">Map Width field:</text:p>
              <text:list>
                <text:list-item>
                  <text:p text:style-name="P25">Accepts only numbers (this is the maps width in tiles NOT pixels)</text:p>
                </text:list-item>
              </text:list>
            </text:list-item>
            <text:list-item>
              <text:p text:style-name="P25">Map Height field:</text:p>
              <text:list>
                <text:list-item>
                  <text:p text:style-name="P25">Accepts only numbers (this is the maps height in tiles NOT pixels)</text:p>
                </text:list-item>
              </text:list>
            </text:list-item>
            <text:list-item>
              <text:p text:style-name="P25">Pressing ESCAPE at any time cancels this action</text:p>
              <text:list>
                <text:list-item>
                  <text:p text:style-name="P25">Invalid fields cause the action to be terminated as well</text:p>
                </text:list-item>
              </text:list>
            </text:list-item>
          </text:list>
        </text:list-item>
      </text:list>
      <text:p text:style-name="P4">NOTES:</text:p>
      <text:list xml:id="list42317761" text:continue-numbering="true" text:style-name="WWNum13">
        <text:list-item>
          <text:p text:style-name="P25">If a directory with the same name as the one provided in the Name field exists, the map creation process will be canceled</text:p>
        </text:list-item>
        <text:list-item>
          <text:p text:style-name="P25">If the Tileset specified in the Tileset field does not exist, the map creation process will be cancel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Title" style:family="paragraph" style:parent-style-name="Standard" style:next-style-name="Subtitle" style:default-outline-level="" style:class="chapter">
      <style:paragraph-properties fo:margin-top="0in" fo:margin-bottom="0.2083in" fo:line-height="100%" fo:text-align="center" style:justify-single-word="false" fo:padding-left="0in" fo:padding-right="0in" fo:padding-top="0in" fo:padding-bottom="0.0555in" fo:border-left="none" fo:border-right="none" fo:border-top="none" fo:border-bottom="0.0138in solid #4f81bd"/>
      <style:text-properties fo:color="#17365d" style:font-name="Cambria" fo:font-size="26pt" fo:letter-spacing="0.0035in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7365d" style:font-name="Cambria" fo:font-size="26pt" fo:letter-spacing="0.0035in" style:letter-kerning="true" style:font-size-asian="26pt" style:font-size-complex="26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" text:bullet-char="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 Technologies</meta:initial-creator>
    <dc:creator>Ryan Ledford</dc:creator>
    <meta:editing-cycles>51</meta:editing-cycles>
    <meta:print-date>2012-04-08T23:35:00</meta:print-date>
    <meta:creation-date>2012-04-08T18:49:00</meta:creation-date>
    <dc:date>2013-02-06T22:16:59.57</dc:date>
    <meta:editing-duration>PT19M55S</meta:editing-duration>
    <meta:generator>OpenOffice.org/3.3$Win32 OpenOffice.org_project/330m20$Build-9567</meta:generator>
    <meta:document-statistic meta:table-count="0" meta:image-count="0" meta:object-count="0" meta:page-count="3" meta:paragraph-count="120" meta:word-count="1085" meta:character-count="5936"/>
    <meta:user-defined meta:name="AppVersion">12.0000</meta:user-defined>
    <meta:user-defined meta:name="Company">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